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_3c_term_3e_" style:master-page-name="MP0">
      <style:paragraph-properties style:page-number="auto" fo:break-before="page"/>
    </style:style>
    <style:style style:name="P2" style:family="paragraph" style:parent-style-name="preface">
      <style:text-properties officeooo:paragraph-rsid="000576f5"/>
    </style:style>
    <style:style style:name="P3" style:family="paragraph" style:parent-style-name="_3c_p_3e_">
      <style:paragraph-properties fo:margin-left="0cm" fo:margin-right="0cm" fo:text-indent="0cm" style:auto-text-indent="false"/>
      <style:text-properties officeooo:paragraph-rsid="000576f5"/>
    </style:style>
    <style:style style:name="P4" style:family="paragraph" style:parent-style-name="_3c_p_3e_">
      <style:paragraph-properties fo:margin-left="0cm" fo:margin-right="0cm" fo:text-indent="0cm" style:auto-text-indent="false">
        <style:drop-cap style:lines="3"/>
      </style:paragraph-properties>
      <style:text-properties officeooo:paragraph-rsid="000576f5"/>
    </style:style>
    <style:style style:name="P5" style:family="paragraph" style:parent-style-name="Standard">
      <style:paragraph-properties fo:text-align="center" style:justify-single-word="false"/>
      <style:text-properties officeooo:paragraph-rsid="000576f5"/>
    </style:style>
    <style:style style:name="T1" style:family="text">
      <style:text-properties style:use-window-font-color="true" fo:background-color="transparent" loext:char-shading-value="0"/>
    </style:style>
    <style:style style:name="T2" style:family="text">
      <style:text-properties style:use-window-font-color="true" fo:font-style="italic" fo:background-color="transparent" loext:char-shading-value="0" style:font-style-asian="italic" style:font-style-complex="italic"/>
    </style:style>
    <style:style style:name="T3" style:family="text">
      <style:text-properties style:use-window-font-color="true" fo:language="en" fo:country="US" fo:background-color="transparent" loext:char-shading-value="0"/>
    </style:style>
    <style:style style:name="T4" style:family="text">
      <style:text-properties style:use-window-font-color="true" fo:language="en" fo:country="US" fo:background-color="#fefefe" loext:char-shading-value="0"/>
    </style:style>
    <style:style style:name="T5" style:family="text">
      <style:text-properties style:use-window-font-color="true" fo:background-color="#fefefe" loext:char-shading-value="0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text-position="0% 100%" style:font-name="Liberation Serif1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0% 100%" style:font-name="Liberation Serif1" fo:font-style="normal" fo:font-weight="normal" fo:background-color="#fefefe" loext:char-shading-value="0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222222" style:text-position="0% 100%" style:font-name="Liberation Serif1" fo:font-size="10.5pt" fo:letter-spacing="normal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222222" fo:font-size="10.5pt" fo:letter-spacing="normal" fo:font-style="normal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background-color="#fefefe" loext:char-shading-value="0" style:font-style-asian="normal" style:font-style-complex="normal"/>
    </style:style>
    <style:style style:name="T13" style:family="text">
      <style:text-properties fo:background-color="#fefefe" loext:char-shading-value="0"/>
    </style:style>
    <style:style style:name="T14" style:family="text">
      <style:text-properties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itre : Le Tombeau de la melancholie. Ou le vray moyen de vivre ioyeux</text:span><text:span text:style-name="T4"><text:line-break/></text:span><text:span text:style-name="T3">author : Anonyme</text:span><text:span text:style-name="T4"><text:line-break/></text:span><text:span text:style-name="T3">publisher : Sorbonne Université LABEX OBVIL</text:span><text:span text:style-name="T4"><text:line-break/></text:span><text:span text:style-name="T3">issued : 2019</text:span><text:span text:style-name="T4"><text:line-break/></text:span><text:span text:style-name="T3">idno : http://http://obvil.sorbonne-universite.site/corpus/faceties/cote_xi-d-052</text:span><text:span text:style-name="T4"><text:line-break/></text:span><text:span text:style-name="T1">source : Anonyme, Le Tombeau de la melancholie. Ou le vray moyen de vivre ioyeux. Seconde Edition, reveuë, corrigée &amp; augmentée. Par le sieur D.U.G. V-C-025.</text:span><text:span text:style-name="T5"><text:line-break/></text:span><text:span text:style-name="T1">created : 1573</text:span><text:span text:style-name="T5"><text:line-break/></text:span><text:span text:style-name="T1">langue : moyen-français</text:span><text:span text:style-name="T5"><text:line-break/></text:span><text:span text:style-name="T1">lieu : [premier lieu où se passe la narration]</text:span><text:span text:style-name="T5"><text:line-break/></text:span><text:span text:style-name="T1">lieu : [deuxième lieu </text:span><text:span text:style-name="Police_20_par_20_défaut"><text:span text:style-name="T2">etc</text:span></text:span><text:span text:style-name="T1">]</text:span><text:span text:style-name="T5"><text:line-break/></text:span><text:span text:style-name="T1">personnage : [premier personnage, soit nom + fonction, soit nom, soit fonction (drapière, bourgeois, curé)]</text:span><text:span text:style-name="T5"><text:line-break/></text:span><text:span text:style-name="T1">personnage : [deuxième personnage, </text:span><text:span text:style-name="Police_20_par_20_défaut"><text:span text:style-name="T2">etc.</text:span></text:span><text:span text:style-name="T1">]</text:span></text:p>
      <text:p text:style-name="P2"><text:line-break/>&lt;ATTimage&gt;<text:line-break/><text:line-break/><text:line-break/><text:line-break/><text:line-break/><text:span text:style-name="T13"><text:line-break/></text:span><text:span text:style-name="T6">A LYON,<text:line-break/>PAR BENOIST </text:span><text:span text:style-name="typo_5f_majuscule"><text:span text:style-name="T6">rigavd</text:span></text:span><text:span text:style-name="T6">.<text:line-break/></text:span>1573.<text:line-break/><text:span text:style-name="T13"><text:line-break/></text:span>&lt;/front&gt;<text:span text:style-name="T13"><text:line-break/></text:span><text:span text:style-name="_3c_pb_3e_"><text:span text:style-name="T1">[f. A1v]</text:span></text:span><text:span text:style-name="_3c_pb_3e_"><text:span text:style-name="T5"><text:line-break/></text:span></text:span><text:span text:style-name="typo_5f_majuscule">av lectevr s.</text:span></text:p>
      <text:p text:style-name="P4"><text:span text:style-name="lettrine5"><text:span text:style-name="T11">C</text:span></text:span><text:span text:style-name="typo_5f_petite_5f_majuscule"><text:span text:style-name="T11">omme</text:span></text:span><text:span text:style-name="T11"> tu voys que les lan-<text:line-break/>gues sont diuerses. Lecteur,<text:line-break/>aussi pour certain les orne-<text:line-break/>mens &amp; manieres de parler<text:line-break/>dont elles sont enrichies va-<text:line-break/>rient en chacunes d’icelles : &amp; n’y a l</text:span><text:span text:style-name="T7">ãgage<text:line-break/></text:span><text:span text:style-name="T11">qui n’ayt ses menus propos &amp; prouerbes</text:span><text:span text:style-name="T12"><text:line-break/></text:span><text:span text:style-name="T11">particuliers, ou propre manieres de parler,</text:span><text:span text:style-name="T12"><text:line-break/></text:span><text:span text:style-name="T9">q̃</text:span><text:span text:style-name="T7"> les Grecs appellẽt phrases, les vnes plus,</text:span><text:span text:style-name="T8"><text:line-break/></text:span><text:span text:style-name="T11">les autres moins elegãtes, les vnes plaisan%</text:span><text:span text:style-name="T12"><text:line-break/></text:span><text:span text:style-name="T11">tes &amp; recreatiues, selõ la dignité &amp; préemi%</text:span><text:span text:style-name="T12"><text:line-break/></text:span><text:span text:style-name="T11">nence de chacune langue. Et pour ne t’en</text:span><text:span text:style-name="T12"><text:line-break/></text:span><text:span text:style-name="T11">faire plus long discours ie te laisse conside%</text:span><text:span text:style-name="T12"><text:line-break/></text:span><text:span text:style-name="T11">rer le varieté des langues premieres &amp; an%</text:span><text:span text:style-name="T12"><text:line-break/></text:span><text:span text:style-name="T11">ciennes, que ie ne puis honnestement nom%</text:span><text:span text:style-name="T12"><text:line-break/></text:span><text:span text:style-name="T11">mer sãs grãde preface d’hõneur, à sçauoir,</text:span><text:span text:style-name="T12"><text:line-break/></text:span><text:span text:style-name="T7">L’hebraique, Gre</text:span><text:span text:style-name="T9">q̃</text:span><text:span text:style-name="T7"> &amp; latine, desquelles la </text:span><text:span text:style-name="T8"><text:line-break/></text:span><text:span text:style-name="T11">premiere (ainsi que par les escrits se peut</text:span><text:span text:style-name="T12"><text:line-break/></text:span><text:span text:style-name="T11">apercevoir) auec grauité &amp; ponderosité ex%</text:span><text:span text:style-name="T12"><text:line-break/></text:span><text:soft-page-break/><text:span text:style-name="T11">primé tãt biẽ au naturel ce qu’il luy plaist,</text:span><text:span text:style-name="T12"><text:line-break/></text:span><text:span text:style-name="T11">par vne toute seule lettre, declare autant,</text:span><text:span text:style-name="T12"><text:line-break/></text:span><text:span text:style-name="T7">que nous en diuers mots. L’autre </text:span><text:span text:style-name="T9">q̃</text:span><text:span text:style-name="T7"> est la </text:span><text:span text:style-name="T8"><text:line-break/></text:span><text:span text:style-name="T7">Grec</text:span><text:span text:style-name="T9">q̃</text:span><text:span text:style-name="T7">, est si affluante en propos, riche en </text:span><text:span text:style-name="T8"><text:line-break/></text:span><text:span text:style-name="T11">paroles, abondante en diuersité de senten-</text:span><text:span text:style-name="T12"><text:line-break/></text:span><text:span text:style-name="T11">ce, qu’vne mesme chose se peut facilemẽt</text:span><text:span text:style-name="T12"><text:line-break/></text:span><text:span text:style-name="T11">par le moyẽ d’icelle, varier &amp; desguiser en </text:span><text:span text:style-name="T12"><text:line-break/></text:span><text:span text:style-name="T7">dix mil manieres, ius</text:span><text:span text:style-name="T9">q̃</text:span><text:span text:style-name="T7">s à faindre le natu-</text:span><text:span text:style-name="T8"><text:line-break/></text:span><text:span text:style-name="_3c_pb_3e_"><text:span text:style-name="T11">[f. A2r]</text:span></text:span><text:span text:style-name="_3c_pb_3e_"><text:span text:style-name="T12"><text:line-break/></text:span></text:span><text:span text:style-name="T11">rel &amp; voix des bestes &amp; encor le sõ de plu%</text:span><text:span text:style-name="T12"><text:line-break/></text:span><text:span text:style-name="T11">sieurs choses inanimees, qui est cas à ouyr</text:span><text:span text:style-name="T12"><text:line-break/></text:span><text:span text:style-name="T11">fort delectable. Mais à la langue Romaine</text:span><text:span text:style-name="T12"><text:line-break/></text:span><text:span text:style-name="T11">ou Latine, procedante en partie de la Grec%</text:span><text:span text:style-name="T12"><text:line-break/></text:span><text:span text:style-name="T11">que, si bien tu y consideres gueres, ou bien</text:span><text:span text:style-name="T12"><text:line-break/></text:span><text:span text:style-name="T11">peu trouueras de difference auec les deux </text:span><text:span text:style-name="T12"><text:line-break/></text:span><text:span text:style-name="T11">autres susdites, quand à la grauité d’vne</text:span><text:span text:style-name="T12"><text:line-break/></text:span><text:span text:style-name="T11">part, &amp; opulence d’autre. Pourquoy te mõ%</text:span><text:span text:style-name="T12"><text:line-break/></text:span><text:span text:style-name="T11">strer euidemment vn seul Cesar sans plus, </text:span><text:span text:style-name="T12"><text:line-break/></text:span><text:span text:style-name="T11">pour grauité, vn seul Ciceron pour opulen%</text:span><text:span text:style-name="T12"><text:line-break/></text:span><text:span text:style-name="T11">ce, te feront en ceste part assez bon tesmoi%</text:span><text:span text:style-name="T12"><text:line-break/></text:span><text:span text:style-name="T11">gnage de verité &amp; encor s’il est mestier de</text:span><text:span text:style-name="T12"><text:line-break/></text:span><text:span text:style-name="T11">te prouuer festiuité plaisir ou delectation</text:span><text:span text:style-name="T12"><text:line-break/></text:span><text:span text:style-name="T11">tant en mots bien couchez comme senten%</text:span><text:span text:style-name="T12"><text:line-break/></text:span><text:span text:style-name="T11">ces ioyeyses &amp; propres en commun langa%</text:span><text:span text:style-name="T12"><text:line-break/></text:span><text:span text:style-name="T11">ge, vn seul Terence racontant à vn Aristo-</text:span><text:span text:style-name="T12"><text:line-break/></text:span><text:span text:style-name="T11">phanes, montre apertemẽt quelle felicité</text:span><text:span text:style-name="T12"><text:line-break/></text:span><text:span text:style-name="T11">a eu l’aage à nous precedẽt, &amp; à bien dire,</text:span><text:span text:style-name="T12"><text:line-break/></text:span><text:span text:style-name="T11">&amp; à bien ioyeusement exprimer le naturel</text:span><text:span text:style-name="T12"><text:line-break/></text:span><text:span text:style-name="T11">des choses. Me doy ie taire en cest endroit</text:span><text:span text:style-name="T12"><text:line-break/></text:span><text:span text:style-name="T11">du langage Italien, germain &amp; proche pa-</text:span><text:span text:style-name="T12"><text:line-break/></text:span><text:span text:style-name="T11">rent, extraict de droicte ligne &amp; de l’anciẽ</text:span><text:span text:style-name="T12"><text:line-break/></text:span><text:span text:style-name="T11">Romain : dusquel non seulement retient en%</text:span><text:span text:style-name="T12"><text:line-break/></text:span><text:span text:style-name="T11">cores les paroles ẽtieres, mais aussi les pro%</text:span><text:span text:style-name="T12"><text:line-break/></text:span><text:span text:style-name="T11">pres sentences, &amp; manieres de dire biẽ e-</text:span><text:span text:style-name="T12"><text:line-break/></text:span><text:span text:style-name="T11">legantes, N’est ce donc bien la raison que</text:span><text:span text:style-name="T12"><text:line-break/></text:span><text:span text:style-name="T11">comme yssu de si noble lieu, soit de nous</text:span><text:span text:style-name="T12"><text:line-break/></text:span><text:span text:style-name="T11">aucunement prisé &amp; extolé ? Ce mesmemẽt</text:span><text:span text:style-name="T12"><text:line-break/></text:span><text:span text:style-name="T11">consideré que le nostre en depend pour la</text:span><text:span text:style-name="T12"><text:line-break/></text:span><text:span text:style-name="_3c_pb_3e_"><text:span text:style-name="T11">[f. A2v]</text:span></text:span><text:span text:style-name="_3c_pb_3e_"><text:span text:style-name="T12"><text:line-break/></text:span></text:span><text:span text:style-name="T11">plus grande partie, come verras facile-</text:span><text:span text:style-name="T12"><text:line-break/></text:span><text:span text:style-name="T11">ment par ce petit liuret, auquel sont conte%</text:span><text:span text:style-name="T12"><text:line-break/></text:span><text:span text:style-name="T11">nus beaucoup de propos les plus vulgaires</text:span><text:span text:style-name="T12"><text:line-break/></text:span><text:span text:style-name="T11">(&amp; toutesfois assez singuliers) de l’vne &amp; </text:span><text:span text:style-name="T12"><text:line-break/></text:span><text:span text:style-name="T11">l’autre lãgue par lesquels cognoistras vne </text:span><text:span text:style-name="T12"><text:line-break/></text:span><text:span text:style-name="T11">grande affinité entre icelles. Et si encore te </text:span><text:span text:style-name="T12"><text:line-break/></text:span><text:span text:style-name="T11">reste quel</text:span><text:span text:style-name="T10">q̃</text:span><text:span text:style-name="T11"> souuenance ou memoire de la </text:span><text:span text:style-name="T12"><text:line-break/></text:span><text:span text:style-name="T11">Grecque, &amp; Romaine, verras par experien%</text:span><text:span text:style-name="T12"><text:line-break/></text:span><text:span text:style-name="T11">ce, vne dependence merueilleuse des trois</text:span><text:span text:style-name="T12"><text:line-break/></text:span><text:span text:style-name="T11">lãgues ensẽble. Vray est que quelques pro%</text:span></text:p>
      <text:p text:style-name="P3"><text:soft-page-break/><text:span text:style-name="T11">pos icy mis, pourrot à d’aucuns sembler</text:span><text:span text:style-name="T12"><text:line-break/></text:span><text:span text:style-name="T11">moins graues, les autres trop peu sallez, ou</text:span><text:span text:style-name="T12"><text:line-break/></text:span><text:span text:style-name="T11">espicez, mais à telles aureilles n’auons du</text:span><text:span text:style-name="T12"><text:line-break/></text:span><text:span text:style-name="T11">tout deliberé sonner chansons, ne a tels pa%</text:span><text:span text:style-name="T12"><text:line-break/></text:span><text:span text:style-name="T11">lais faire saulses. Face dõc chacun de vous</text:span><text:span text:style-name="T12"><text:line-break/></text:span><text:span text:style-name="T11">lecteurs, ainsi que les mousches es iardins,</text:span><text:span text:style-name="T12"><text:line-break/></text:span><text:span text:style-name="T11">&amp; prenne familieremẽt ce que propre luy</text:span><text:span text:style-name="T12"><text:line-break/></text:span><text:span text:style-name="T11">semblera : par ce moyen en goustant de</text:span><text:span text:style-name="T12"><text:line-break/></text:span><text:span text:style-name="T11">l’un &amp; de l’autre, &amp; en vsant de tou-</text:span><text:span text:style-name="T12"><text:line-break/></text:span><text:span text:style-name="T11">tes saueurs, tout sera facilement</text:span><text:span text:style-name="T12"><text:line-break/></text:span><text:span text:style-name="T11">trouué bon, &amp; n’y aura</text:span><text:span text:style-name="T12"><text:line-break/></text:span><text:span text:style-name="T11">celuy qui ne s’en</text:span><text:span text:style-name="T12"><text:line-break/></text:span><text:span text:style-name="T11">voyse con-</text:span><text:span text:style-name="T12"><text:line-break/></text:span><text:span text:style-name="T11">tent.</text:span><text:span text:style-name="T12"><text:line-break/></text:span><text:span text:style-name="T11">★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_3c_term_3e_" style:display-name="&lt;term&gt;" style:family="paragraph" style:parent-style-name="Standard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 fo:hyphenation-remain-char-count="2" fo:hyphenation-push-char-count="2"/>
    </style:style>
    <style:style style:name="preface" style:family="paragraph" style:parent-style-name="Text_20_body">
      <style:paragraph-properties fo:text-align="center" style:justify-single-word="fals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_3c_figure_3e_" style:display-name="&lt;figure&gt;" style:family="paragraph" style:parent-style-name="Normal">
      <style:paragraph-properties fo:margin-top="0cm" fo:margin-bottom="0cm" loext:contextual-spacing="false" fo:line-height="100%" fo:text-align="center" style:justify-single-word="false" fo:hyphenation-ladder-count="no-limit"/>
      <style:text-properties fo:color="#ff0000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center" style:justify-single-word="false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Style2" style:family="paragraph" style:parent-style-name="Normal">
      <style:paragraph-properties fo:margin-left="0cm" fo:margin-right="0cm" fo:margin-top="0cm" fo:margin-bottom="0cm" loext:contextual-spacing="false" fo:line-height="100%" fo:hyphenation-ladder-count="no-limit" fo:text-indent="0.42cm" style:auto-text-indent="false"/>
      <style:text-properties fo:font-size="12pt" style:font-size-asian="12pt" style:font-size-complex="12pt" fo:hyphenate="false" fo:hyphenation-remain-char-count="2" fo:hyphenation-push-char-count="2"/>
    </style:style>
    <style:style style:name="_3c_p_3e_" style:display-name="&lt;p&gt;" style:family="paragraph" style:parent-style-name="Style2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/>
      <style:text-properties style:font-name="Times New Roman" fo:font-family="'Times New Roman'" style:font-family-generic="roman" style:font-pitch="variable" fo:hyphenate="false" fo:hyphenation-remain-char-count="2" fo:hyphenation-push-char-count="2"/>
    </style:style>
    <style:style style:name="Police_20_par_20_défaut" style:display-name="Police par défaut" style:family="text"/>
    <style:style style:name="typo_5f_majuscule_5f_gras" style:display-name="typo_majuscule_gras" style:family="text">
      <style:text-properties fo:text-transform="uppercase" fo:color="#780373" fo:font-weight="bold" fo:background-color="transparent"/>
    </style:style>
    <style:style style:name="typo_5f_petite_5f_majuscule" style:display-name="typo_petite_majuscule" style:family="text">
      <style:text-properties fo:font-variant="small-caps" fo:color="#158466" fo:font-weight="normal" fo:background-color="transparent"/>
    </style:style>
    <style:style style:name="typo_5f_italique" style:display-name="typo_italique" style:family="text">
      <style:text-properties fo:color="#55308d" fo:font-style="italic" style:text-underline-style="solid" style:text-underline-width="auto" style:text-underline-color="font-color" fo:font-weight="normal" fo:background-color="transparent" style:text-overline-style="none" style:text-overline-color="font-color"/>
    </style:style>
    <style:style style:name="typo_5f_majuscule" style:display-name="typo_majuscule" style:family="text">
      <style:text-properties fo:text-transform="uppercase" fo:color="#bf0041" fo:background-color="transparent"/>
    </style:style>
    <style:style style:name="_3c_pb_3e_" style:display-name="&lt;pb&gt;" style:family="text" style:parent-style-name="Police_20_par_20_défau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lettrine5" style:family="text">
      <style:text-properties fo:color="#ff4000" fo:font-weight="bold" fo:background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6:19:42.054000000</meta:creation-date>
    <dc:date>2019-06-14T17:09:28.548000000</dc:date>
    <meta:editing-duration>PT22M41S</meta:editing-duration>
    <meta:editing-cycles>9</meta:editing-cycles>
    <meta:generator>LibreOffice/6.2.4.2$Windows_X86_64 LibreOffice_project/2412653d852ce75f65fbfa83fb7e7b669a126d64</meta:generator>
    <meta:document-statistic meta:table-count="0" meta:image-count="0" meta:object-count="0" meta:page-count="3" meta:paragraph-count="4" meta:word-count="682" meta:character-count="3995" meta:non-whitespace-character-count="3299"/>
  </office:meta>
</office:document-meta>
</file>